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officeooo:rsid="0004a33f" officeooo:paragraph-rsid="0004a33f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4pt" style:text-underline-style="solid" style:text-underline-width="auto" style:text-underline-color="font-color" fo:font-weight="bold" officeooo:rsid="0004a33f" officeooo:paragraph-rsid="0004a33f" style:font-size-asian="14pt" style:font-weight-asian="bold" style:font-size-complex="14pt" style:font-weight-complex="bold"/>
    </style:style>
    <style:style style:name="P3" style:family="paragraph" style:parent-style-name="Table_20_Contents">
      <style:text-properties style:font-name="Liberation Sans" officeooo:rsid="0004a33f" officeooo:paragraph-rsid="0004a33f"/>
    </style:style>
    <style:style style:name="P4" style:family="paragraph" style:parent-style-name="Table_20_Contents">
      <style:text-properties style:font-name="Liberation Sans" style:text-underline-style="solid" style:text-underline-width="auto" style:text-underline-color="font-color" officeooo:rsid="0004a33f" officeooo:paragraph-rsid="0004a33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ktübersicht:</text:p>
      <text:p text:style-name="P1"/>
      <table:table table:name="Tabelle1" table:style-name="Tabelle1">
        <table:table-column table:style-name="Tabelle1.A" table:number-columns-repeated="2"/>
        <table:table-row table:style-name="TableLine94632368881600">
          <table:table-cell table:style-name="Tabelle1.A1" office:value-type="string">
            <text:p text:style-name="P4">Projektteil</text:p>
          </table:table-cell>
          <table:table-cell table:style-name="Tabelle1.B1" office:value-type="string">
            <text:p text:style-name="P4">Autor</text:p>
          </table:table-cell>
        </table:table-row>
        <table:table-row table:style-name="TableLine94632368881600">
          <table:table-cell table:style-name="Tabelle1.A2" office:value-type="string">
            <text:p text:style-name="P3">Didaktisch-Methodisches</text:p>
          </table:table-cell>
          <table:table-cell table:style-name="Tabelle1.B2" office:value-type="string">
            <text:p text:style-name="P3">Grell</text:p>
          </table:table-cell>
        </table:table-row>
        <table:table-row table:style-name="TableLine94632368881600">
          <table:table-cell table:style-name="Tabelle1.A2" office:value-type="string">
            <text:p text:style-name="P3">Zusammenfassende Ausarbeitung</text:p>
          </table:table-cell>
          <table:table-cell table:style-name="Tabelle1.B2" office:value-type="string">
            <text:p text:style-name="P3">Rösch</text:p>
          </table:table-cell>
        </table:table-row>
        <table:table-row table:style-name="TableLine94632368881600">
          <table:table-cell table:style-name="Tabelle1.A2" office:value-type="string">
            <text:p text:style-name="P3">ER-Modell</text:p>
          </table:table-cell>
          <table:table-cell table:style-name="Tabelle1.B2" office:value-type="string">
            <text:p text:style-name="P3">von Ende</text:p>
          </table:table-cell>
        </table:table-row>
        <table:table-row table:style-name="TableLine94632368881600">
          <table:table-cell table:style-name="Tabelle1.A2" office:value-type="string">
            <text:p text:style-name="P3">Relationenmodell</text:p>
          </table:table-cell>
          <table:table-cell table:style-name="Tabelle1.B2" office:value-type="string">
            <text:p text:style-name="P3">von Ende</text:p>
          </table:table-cell>
        </table:table-row>
        <table:table-row table:style-name="TableLine94632368881600">
          <table:table-cell table:style-name="Tabelle1.A2" office:value-type="string">
            <text:p text:style-name="P3">Daten</text:p>
          </table:table-cell>
          <table:table-cell table:style-name="Tabelle1.B2" office:value-type="string">
            <text:p text:style-name="P3">von Ende, Rösch</text:p>
          </table:table-cell>
        </table:table-row>
        <table:table-row table:style-name="TableLine94632368881600">
          <table:table-cell table:style-name="Tabelle1.A2" office:value-type="string">
            <text:p text:style-name="P3">Funktionale Abhängigkeiten</text:p>
          </table:table-cell>
          <table:table-cell table:style-name="Tabelle1.B2" office:value-type="string">
            <text:p text:style-name="P3">Rösch</text:p>
          </table:table-cell>
        </table:table-row>
        <table:table-row table:style-name="TableLine94632368881600">
          <table:table-cell table:style-name="Tabelle1.A2" office:value-type="string">
            <text:p text:style-name="P3">SQL-Abfragen</text:p>
          </table:table-cell>
          <table:table-cell table:style-name="Tabelle1.B2" office:value-type="string">
            <text:p text:style-name="P3">von Ende, Grell, Rösch</text:p>
          </table:table-cell>
        </table:table-row>
        <table:table-row table:style-name="TableLine94632368881600">
          <table:table-cell table:style-name="Tabelle1.A2" office:value-type="string">
            <text:p text:style-name="P3">Semantik</text:p>
          </table:table-cell>
          <table:table-cell table:style-name="Tabelle1.B2" office:value-type="string">
            <text:p text:style-name="P3">Rösch</text:p>
          </table:table-cell>
        </table:table-row>
        <table:table-row table:style-name="TableLine94632368881600">
          <table:table-cell table:style-name="Tabelle1.A2" office:value-type="string">
            <text:p text:style-name="P3">Welt</text:p>
          </table:table-cell>
          <table:table-cell table:style-name="Tabelle1.B2" office:value-type="string">
            <text:p text:style-name="P3">Rösch</text:p>
          </table:table-cell>
        </table:table-row>
        <table:table-row table:style-name="TableLine94632368881600">
          <table:table-cell table:style-name="Tabelle1.A2" office:value-type="string">
            <text:p text:style-name="P3">Transformation</text:p>
          </table:table-cell>
          <table:table-cell table:style-name="Tabelle1.B2" office:value-type="string">
            <text:p text:style-name="P3">Grell</text:p>
          </table:table-cell>
        </table:table-row>
        <table:table-row table:style-name="TableLine94632368881600">
          <table:table-cell table:style-name="Tabelle1.A2" office:value-type="string">
            <text:p text:style-name="P3">RALG-Abfragen</text:p>
          </table:table-cell>
          <table:table-cell table:style-name="Tabelle1.B2" office:value-type="string">
            <text:p text:style-name="P3">Rösch</text:p>
          </table:table-cell>
        </table:table-row>
        <table:table-row table:style-name="TableLine94632368881600">
          <table:table-cell table:style-name="Tabelle1.A2" office:value-type="string">
            <text:p text:style-name="P3">CREATE, INSERT, DROP</text:p>
          </table:table-cell>
          <table:table-cell table:style-name="Tabelle1.B2" office:value-type="string">
            <text:p text:style-name="P3">von Ende, Grell</text:p>
          </table:table-cell>
        </table:table-row>
        <table:table-row table:style-name="TableLine94632368881600">
          <table:table-cell table:style-name="Tabelle1.A2" office:value-type="string">
            <text:p text:style-name="P3">View</text:p>
          </table:table-cell>
          <table:table-cell table:style-name="Tabelle1.B2" office:value-type="string">
            <text:p text:style-name="P3">von Ende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20:46:42.727519678</meta:creation-date>
    <dc:title>Standarddokument</dc:title>
    <meta:editing-duration>PT12M36S</meta:editing-duration>
    <meta:editing-cycles>2</meta:editing-cycles>
    <meta:generator>LibreOffice/6.4.7.2$Linux_X86_64 LibreOffice_project/40$Build-2</meta:generator>
    <dc:date>2021-06-05T20:59:18.516985243</dc:date>
    <meta:document-statistic meta:table-count="1" meta:image-count="0" meta:object-count="0" meta:page-count="1" meta:paragraph-count="29" meta:word-count="43" meta:character-count="327" meta:non-whitespace-character-count="313"/>
    <meta:template xlink:type="simple" xlink:actuate="onRequest" xlink:title="Standarddokument" xlink:href="../../../../Vorlagen/Standarddokument.ott" meta:date="2021-06-05T20:46:42.338257515"/>
  </office:meta>
</office:document-meta>
</file>